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21.0079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8.122708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table:style-name="ce1"/>
          <table:table-cell office:value-type="string" table:style-name="ce1">
            <text:p>TOTAL TRAFFIC - METRIC TON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(excluding bunkers &amp; supplies and passenger vehicle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1">
            <text:p>TONS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eyhan</text:p>
          </table:table-cell>
          <table:table-cell office:value-type="string" table:style-name="ce1">
            <text:p>Turkey</text:p>
          </table:table-cell>
          <table:table-cell office:value-type="float" office:value="3219859" table:style-name="ce1">
            <text:p>3219859</text:p>
          </table:table-cell>
          <table:table-cell table:style-name="ce1"/>
          <table:table-cell office:value-type="string" table:style-name="ce1">
            <text:p>35.8331,37.0562</text:p>
          </table:table-cell>
          <table:table-cell table:style-name="ce1"/>
          <table:table-cell office:value-type="string" office:string-value="{'type': 'Feature', 'properties': {'name':'Ceyhan','quantity':3219859}, 'geometry': { 'type': 'Point', 'coordinates': [35.8331,37.0562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Ceyhan','quantity':3219859}, 'geometry': { 'type': 'Point', 'coordinates': [35.8331,37.0562] }}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ovorossiysk</text:p>
          </table:table-cell>
          <table:table-cell office:value-type="string" table:style-name="ce1">
            <text:p>Russia</text:p>
          </table:table-cell>
          <table:table-cell office:value-type="float" office:value="3079588" table:style-name="ce1">
            <text:p>3079588</text:p>
          </table:table-cell>
          <table:table-cell table:style-name="ce1"/>
          <table:table-cell office:value-type="string" table:style-name="ce1">
            <text:p>37.7874,44.7108</text:p>
          </table:table-cell>
          <table:table-cell table:style-name="ce1"/>
          <table:table-cell office:value-type="string" office:string-value="{'type': 'Feature', 'properties': {'name':'Novorossiysk','quantity':3079588}, 'geometry': { 'type': 'Point', 'coordinates': [37.7874,44.7108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Novorossiysk','quantity':3079588}, 'geometry': { 'type': 'Point', 'coordinates': [37.7874,44.7108] }}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aranto</text:p>
          </table:table-cell>
          <table:table-cell office:value-type="string" table:style-name="ce1">
            <text:p>Italy</text:p>
          </table:table-cell>
          <table:table-cell office:value-type="float" office:value="2751913" table:style-name="ce1">
            <text:p>2751913</text:p>
          </table:table-cell>
          <table:table-cell table:style-name="ce1"/>
          <table:table-cell office:value-type="string" table:style-name="ce1">
            <text:p>17.2997,40.4618</text:p>
          </table:table-cell>
          <table:table-cell table:style-name="ce1"/>
          <table:table-cell office:value-type="string" office:string-value="{'type': 'Feature', 'properties': {'name':'Taranto','quantity':2751913}, 'geometry': { 'type': 'Point', 'coordinates': [17.2997,40.4618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Taranto','quantity':2751913}, 'geometry': { 'type': 'Point', 'coordinates': [17.2997,40.4618] }}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float" office:value="1446915" table:style-name="ce1">
            <text:p>1446915</text:p>
          </table:table-cell>
          <table:table-cell table:style-name="ce1"/>
          <table:table-cell office:value-type="string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1446915}, 'geometry': { 'type': 'Point', 'coordinates': [9.0960,39.2204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Cagliari','quantity':1446915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orto Torres</text:p>
          </table:table-cell>
          <table:table-cell office:value-type="string" table:style-name="ce1">
            <text:p>Italy</text:p>
          </table:table-cell>
          <table:table-cell office:value-type="float" office:value="1408533" table:style-name="ce1">
            <text:p>1408533</text:p>
          </table:table-cell>
          <table:table-cell table:style-name="ce1"/>
          <table:table-cell office:value-type="string" table:style-name="ce1">
            <text:p>8.3338,40.9513</text:p>
          </table:table-cell>
          <table:table-cell table:style-name="ce1"/>
          <table:table-cell office:value-type="string" office:string-value="{'type': 'Feature', 'properties': {'name':'Porto Torres','quantity':1408533}, 'geometry': { 'type': 'Point', 'coordinates': [8.3338,40.9513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Porto Torres','quantity':1408533}, 'geometry': { 'type': 'Point', 'coordinates': [8.3338,40.9513] }}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float" office:value="1283791" table:style-name="ce1">
            <text:p>1283791</text:p>
          </table:table-cell>
          <table:table-cell table:style-name="ce1"/>
          <table:table-cell office:value-type="string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1283791}, 'geometry': { 'type': 'Point', 'coordinates': [121.4915,31.2246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Shanghai','quantity':1283791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elitah</text:p>
          </table:table-cell>
          <table:table-cell office:value-type="string" table:style-name="ce1">
            <text:p>Libya</text:p>
          </table:table-cell>
          <table:table-cell office:value-type="float" office:value="1249627" table:style-name="ce1">
            <text:p>1249627</text:p>
          </table:table-cell>
          <table:table-cell table:style-name="ce1"/>
          <table:table-cell office:value-type="string" table:style-name="ce1">
            <text:p>12.230272,32.863944</text:p>
          </table:table-cell>
          <table:table-cell table:style-name="ce1"/>
          <table:table-cell office:value-type="string" office:string-value="{'type': 'Feature', 'properties': {'name':'Melitah','quantity':1249627}, 'geometry': { 'type': 'Point', 'coordinates': [12.230272,32.863944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Melitah','quantity':1249627}, 'geometry': { 'type': 'Point', 'coordinates': [12.230272,32.863944] }}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Italy</text:p>
          </table:table-cell>
          <table:table-cell office:value-type="float" office:value="1096626" table:style-name="ce1">
            <text:p>1096626</text:p>
          </table:table-cell>
          <table:table-cell table:style-name="ce1"/>
          <table:table-cell office:value-type="string" table:style-name="ce1">
            <text:p>13.3473,38.1373</text:p>
          </table:table-cell>
          <table:table-cell table:style-name="ce1"/>
          <table:table-cell office:value-type="string" office:string-value="{'type': 'Feature', 'properties': {'name':'Palermo','quantity':1096626}, 'geometry': { 'type': 'Point', 'coordinates': [13.3473,38.1373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Palermo','quantity':1096626}, 'geometry': { 'type': 'Point', 'coordinates': [13.3473,38.1373] }}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idi Kerir Terminal</text:p>
          </table:table-cell>
          <table:table-cell office:value-type="string" table:style-name="ce1">
            <text:p>Egypt</text:p>
          </table:table-cell>
          <table:table-cell office:value-type="float" office:value="1048097" table:style-name="ce1">
            <text:p>1048097</text:p>
          </table:table-cell>
          <table:table-cell table:style-name="ce1"/>
          <table:table-cell office:value-type="string" table:style-name="ce1">
            <text:p>29.6734,31.0516</text:p>
          </table:table-cell>
          <table:table-cell table:style-name="ce1"/>
          <table:table-cell office:value-type="string" office:string-value="{'type': 'Feature', 'properties': {'name':'Sidi Kerir Terminal','quantity':1048097}, 'geometry': { 'type': 'Point', 'coordinates': [29.6734,31.0516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Sidi Kerir Terminal','quantity':1048097}, 'geometry': { 'type': 'Point', 'coordinates': [29.6734,31.0516] }}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Italy</text:p>
          </table:table-cell>
          <table:table-cell office:value-type="float" office:value="1046728" table:style-name="ce1">
            <text:p>1046728</text:p>
          </table:table-cell>
          <table:table-cell table:style-name="ce1"/>
          <table:table-cell office:value-type="string" table:style-name="ce1">
            <text:p>37.9872,13.7101</text:p>
          </table:table-cell>
          <table:table-cell table:style-name="ce1"/>
          <table:table-cell office:value-type="string" office:string-value="{'type': 'Feature', 'properties': {'name':'Termini Imerese','quantity':1046728}, 'geometry': { 'type': 'Point', 'coordinates': [37.9872,13.7101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Termini Imerese','quantity':1046728}, 'geometry': { 'type': 'Point', 'coordinates': [37.9872,13.7101] }}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atania</text:p>
          </table:table-cell>
          <table:table-cell office:value-type="string" table:style-name="ce1">
            <text:p>Italy</text:p>
          </table:table-cell>
          <table:table-cell office:value-type="float" office:value="1012912" table:style-name="ce1">
            <text:p>1012912</text:p>
          </table:table-cell>
          <table:table-cell table:style-name="ce1"/>
          <table:table-cell office:value-type="string" table:style-name="ce1">
            <text:p>15.0306,37.4603</text:p>
          </table:table-cell>
          <table:table-cell table:style-name="ce1"/>
          <table:table-cell office:value-type="string" office:string-value="{'type': 'Feature', 'properties': {'name':'Catania','quantity':1012912}, 'geometry': { 'type': 'Point', 'coordinates': [15.0306,37.4603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Catania','quantity':1012912}, 'geometry': { 'type': 'Point', 'coordinates': [15.0306,37.4603] }}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string" table:style-name="ce2">
            <text:p>919378</text:p>
          </table:table-cell>
          <table:table-cell table:style-name="ce1"/>
          <table:table-cell office:value-type="string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919378}, 'geometry': { 'type': 'Point', 'coordinates': [103.85283,1.29063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Singapore','quantity':919378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unisia</text:p>
          </table:table-cell>
          <table:table-cell office:value-type="string" table:style-name="ce2">
            <text:p>819301</text:p>
          </table:table-cell>
          <table:table-cell table:style-name="ce1"/>
          <table:table-cell office:value-type="string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','quantity':819301}, 'geometry': { 'type': 'Point', 'coordinates': [10.18479,36.80011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Tunis','quantity':819301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Zawia Terminal</text:p>
          </table:table-cell>
          <table:table-cell office:value-type="string" table:style-name="ce1">
            <text:p>Libya</text:p>
          </table:table-cell>
          <table:table-cell office:value-type="string" table:style-name="ce2">
            <text:p>772369</text:p>
          </table:table-cell>
          <table:table-cell table:style-name="ce1"/>
          <table:table-cell office:value-type="string" table:style-name="ce1">
            <text:p>12.7224,32.7706</text:p>
          </table:table-cell>
          <table:table-cell table:style-name="ce1"/>
          <table:table-cell office:value-type="string" office:string-value="{'type': 'Feature', 'properties': {'name':'Zawia Terminal','quantity':772369}, 'geometry': { 'type': 'Point', 'coordinates': [12.7224,32.7706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Zawia Terminal','quantity':772369}, 'geometry': { 'type': 'Point', 'coordinates': [12.7224,32.7706] }}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763548</text:p>
          </table:table-cell>
          <table:table-cell table:style-name="ce1"/>
          <table:table-cell office:value-type="string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763548}, 'geometry': { 'type': 'Point', 'coordinates': [-73.9796,40.6979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New York','quantity':763548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719216</text:p>
          </table:table-cell>
          <table:table-cell table:style-name="ce1"/>
          <table:table-cell office:value-type="string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719216}, 'geometry': { 'type': 'Point', 'coordinates': [-94.9171,29.7232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Houston','quantity':719216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string" table:style-name="ce2">
            <text:p>699757</text:p>
          </table:table-cell>
          <table:table-cell table:style-name="ce1"/>
          <table:table-cell office:value-type="string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699757}, 'geometry': { 'type': 'Point', 'coordinates': [2.1889,41.3996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Barcelona','quantity':699757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string" table:style-name="ce2">
            <text:p>659665</text:p>
          </table:table-cell>
          <table:table-cell table:style-name="ce1"/>
          <table:table-cell office:value-type="string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659665}, 'geometry': { 'type': 'Point', 'coordinates': [14.5244,35.9180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Malta','quantity':659665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614420</text:p>
          </table:table-cell>
          <table:table-cell table:style-name="ce1"/>
          <table:table-cell office:value-type="string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14420}, 'geometry': { 'type': 'Point', 'coordinates': [114.1229,22.3434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Hong Kong','quantity':614420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udi Terminal</text:p>
          </table:table-cell>
          <table:table-cell office:value-type="string" table:style-name="ce1">
            <text:p>Cameroon</text:p>
          </table:table-cell>
          <table:table-cell office:value-type="string" table:style-name="ce2">
            <text:p>595287</text:p>
          </table:table-cell>
          <table:table-cell table:style-name="ce1"/>
          <table:table-cell office:value-type="string" table:style-name="ce1">
            <text:p>4.3611,8.4488</text:p>
          </table:table-cell>
          <table:table-cell table:style-name="ce1"/>
          <table:table-cell office:value-type="string" office:string-value="{'type': 'Feature', 'properties': {'name':'Moudi Terminal','quantity':595287}, 'geometry': { 'type': 'Point', 'coordinates': [4.3611,8.4488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Moudi Terminal','quantity':595287}, 'geometry': { 'type': 'Point', 'coordinates': [4.3611,8.4488] }}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string" table:style-name="ce2">
            <text:p>536502</text:p>
          </table:table-cell>
          <table:table-cell table:style-name="ce1"/>
          <table:table-cell office:value-type="string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536502}, 'geometry': { 'type': 'Point', 'coordinates': [29.8944,31.1990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Alexandria','quantity':536502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rimorsk, Koivisto</text:p>
          </table:table-cell>
          <table:table-cell office:value-type="string" table:style-name="ce1">
            <text:p>Russia</text:p>
          </table:table-cell>
          <table:table-cell office:value-type="string" table:style-name="ce2">
            <text:p>530210</text:p>
          </table:table-cell>
          <table:table-cell table:style-name="ce1"/>
          <table:table-cell office:value-type="string" table:style-name="ce1">
            <text:p>28.6220,60.3589</text:p>
          </table:table-cell>
          <table:table-cell table:style-name="ce1"/>
          <table:table-cell office:value-type="string" office:string-value="{'type': 'Feature', 'properties': {'name':'Primorsk, Koivisto','quantity':530210}, 'geometry': { 'type': 'Point', 'coordinates': [28.6220,60.3589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Primorsk, Koivisto','quantity':530210}, 'geometry': { 'type': 'Point', 'coordinates': [28.6220,60.3589] }}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465148</text:p>
          </table:table-cell>
          <table:table-cell table:style-name="ce1"/>
          <table:table-cell office:value-type="string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465148}, 'geometry': { 'type': 'Point', 'coordinates': [10.3073,43.5457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Livorno','quantity':465148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ades</text:p>
          </table:table-cell>
          <table:table-cell office:value-type="string" table:style-name="ce1">
            <text:p>Tunisia</text:p>
          </table:table-cell>
          <table:table-cell office:value-type="string" table:style-name="ce2">
            <text:p>453370</text:p>
          </table:table-cell>
          <table:table-cell table:style-name="ce1"/>
          <table:table-cell office:value-type="string" table:style-name="ce1">
            <text:p>10.27697,36.77440</text:p>
          </table:table-cell>
          <table:table-cell table:style-name="ce1"/>
          <table:table-cell office:value-type="string" office:string-value="{'type': 'Feature', 'properties': {'name':'Rades','quantity':453370}, 'geometry': { 'type': 'Point', 'coordinates': [10.27697,36.77440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Rades','quantity':453370}, 'geometry': { 'type': 'Point', 'coordinates': [10.27697,36.77440] }}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452209</text:p>
          </table:table-cell>
          <table:table-cell table:style-name="ce1"/>
          <table:table-cell office:value-type="string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452209}, 'geometry': { 'type': 'Point', 'coordinates': [121.54988,29.87203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Ningbo','quantity':452209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string" table:style-name="ce2">
            <text:p>448841</text:p>
          </table:table-cell>
          <table:table-cell table:style-name="ce1"/>
          <table:table-cell office:value-type="string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448841}, 'geometry': { 'type': 'Point', 'coordinates': [4.945595,43.4380714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Fos-sur-Mer','quantity':448841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atumi</text:p>
          </table:table-cell>
          <table:table-cell office:value-type="string" table:style-name="ce1">
            <text:p>Georgia</text:p>
          </table:table-cell>
          <table:table-cell office:value-type="string" table:style-name="ce2">
            <text:p>430368</text:p>
          </table:table-cell>
          <table:table-cell table:style-name="ce1"/>
          <table:table-cell office:value-type="string" table:style-name="ce1">
            <text:p>41.6658,41.6568</text:p>
          </table:table-cell>
          <table:table-cell table:style-name="ce1"/>
          <table:table-cell office:value-type="string" office:string-value="{'type': 'Feature', 'properties': {'name':'Batumi','quantity':430368}, 'geometry': { 'type': 'Point', 'coordinates': [41.6658,41.6568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Batumi','quantity':430368}, 'geometry': { 'type': 'Point', 'coordinates': [41.6658,41.6568] }}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Yuzhnyy</text:p>
          </table:table-cell>
          <table:table-cell office:value-type="string" table:style-name="ce1">
            <text:p>Ukraine</text:p>
          </table:table-cell>
          <table:table-cell office:value-type="string" table:style-name="ce2">
            <text:p>421108</text:p>
          </table:table-cell>
          <table:table-cell table:style-name="ce1"/>
          <table:table-cell office:value-type="string" table:style-name="ce1">
            <text:p>31.1114,46.6255</text:p>
          </table:table-cell>
          <table:table-cell table:style-name="ce1"/>
          <table:table-cell office:value-type="string" office:string-value="{'type': 'Feature', 'properties': {'name':'Yuzhnyy','quantity':421108}, 'geometry': { 'type': 'Point', 'coordinates': [31.1114,46.6255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Yuzhnyy','quantity':421108}, 'geometry': { 'type': 'Point', 'coordinates': [31.1114,46.6255] }}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string" table:style-name="ce2">
            <text:p>386417</text:p>
          </table:table-cell>
          <table:table-cell table:style-name="ce1"/>
          <table:table-cell office:value-type="string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386417}, 'geometry': { 'type': 'Point', 'coordinates': [101.3006,2.9410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Port Kelang','quantity':386417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string" table:style-name="ce2">
            <text:p>369802</text:p>
          </table:table-cell>
          <table:table-cell table:style-name="ce1"/>
          <table:table-cell office:value-type="string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369802}, 'geometry': { 'type': 'Point', 'coordinates': [39.16404,21.58222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Jeddah','quantity':369802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Busan (Pusan)</text:p>
          </table:table-cell>
          <table:table-cell office:value-type="string" table:style-name="ce1">
            <text:p>South Korea</text:p>
          </table:table-cell>
          <table:table-cell office:value-type="string" table:style-name="ce2">
            <text:p>324969</text:p>
          </table:table-cell>
          <table:table-cell table:style-name="ce1"/>
          <table:table-cell office:value-type="string" table:style-name="ce1">
            <text:p>129.0176,35.0803</text:p>
          </table:table-cell>
          <table:table-cell table:style-name="ce1"/>
          <table:table-cell office:value-type="string" office:string-value="{'type': 'Feature', 'properties': {'name':'Busan (Pusan)','quantity':324969}, 'geometry': { 'type': 'Point', 'coordinates': [129.0176,35.0803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Busan (Pusan)','quantity':324969}, 'geometry': { 'type': 'Point', 'coordinates': [129.0176,35.0803] }}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string" table:style-name="ce2">
            <text:p>315214</text:p>
          </table:table-cell>
          <table:table-cell table:style-name="ce1"/>
          <table:table-cell office:value-type="string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315214}, 'geometry': { 'type': 'Point', 'coordinates': [55.0687,24.9959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Jebel Ali','quantity':315214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aniyas</text:p>
          </table:table-cell>
          <table:table-cell office:value-type="string" table:style-name="ce1">
            <text:p>Syria</text:p>
          </table:table-cell>
          <table:table-cell office:value-type="string" table:style-name="ce2">
            <text:p>297451</text:p>
          </table:table-cell>
          <table:table-cell table:style-name="ce1"/>
          <table:table-cell office:value-type="string" table:style-name="ce1">
            <text:p>35.944906,35.1820319</text:p>
          </table:table-cell>
          <table:table-cell table:style-name="ce1"/>
          <table:table-cell office:value-type="string" office:string-value="{'type': 'Feature', 'properties': {'name':'Baniyas','quantity':297451}, 'geometry': { 'type': 'Point', 'coordinates': [35.944906,35.1820319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Baniyas','quantity':297451}, 'geometry': { 'type': 'Point', 'coordinates': [35.944906,35.1820319] }}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string" table:style-name="ce2">
            <text:p>289759</text:p>
          </table:table-cell>
          <table:table-cell table:style-name="ce1"/>
          <table:table-cell office:value-type="string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89759}, 'geometry': { 'type': 'Point', 'coordinates': [-73.6554,45.5027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Montreal','quantity':289759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Olbia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286901</text:p>
          </table:table-cell>
          <table:table-cell table:style-name="ce1"/>
          <table:table-cell office:value-type="string" table:style-name="ce1">
            <text:p>9.5397,40.9206</text:p>
          </table:table-cell>
          <table:table-cell table:style-name="ce1"/>
          <table:table-cell office:value-type="string" office:string-value="{'type': 'Feature', 'properties': {'name':'Olbia','quantity':286901}, 'geometry': { 'type': 'Point', 'coordinates': [9.5397,40.9206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Olbia','quantity':286901}, 'geometry': { 'type': 'Point', 'coordinates': [9.5397,40.9206] }}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string" table:style-name="ce2">
            <text:p>271863</text:p>
          </table:table-cell>
          <table:table-cell table:style-name="ce1"/>
          <table:table-cell office:value-type="string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71863}, 'geometry': { 'type': 'Point', 'coordinates': [120.2893,22.6015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Kaohsiung','quantity':271863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Jawaharlal Neru (Nhava Sheva)</text:p>
          </table:table-cell>
          <table:table-cell office:value-type="string" table:style-name="ce1">
            <text:p>India</text:p>
          </table:table-cell>
          <table:table-cell office:value-type="string" table:style-name="ce2">
            <text:p>265354</text:p>
          </table:table-cell>
          <table:table-cell table:style-name="ce1"/>
          <table:table-cell office:value-type="string" table:style-name="ce1">
            <text:p>72.9644,18.9629</text:p>
          </table:table-cell>
          <table:table-cell table:style-name="ce1"/>
          <table:table-cell office:value-type="string" office:string-value="{'type': 'Feature', 'properties': {'name':'Jawaharlal Neru (Nhava Sheva)','quantity':265354}, 'geometry': { 'type': 'Point', 'coordinates': [72.9644,18.9629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Jawaharlal Neru (Nhava Sheva)','quantity':265354}, 'geometry': { 'type': 'Point', 'coordinates': [72.9644,18.9629] }}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ingdao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260129</text:p>
          </table:table-cell>
          <table:table-cell table:style-name="ce1"/>
          <table:table-cell office:value-type="string" table:style-name="ce1">
            <text:p>120.3189,36.0696</text:p>
          </table:table-cell>
          <table:table-cell table:style-name="ce1"/>
          <table:table-cell office:value-type="string" office:string-value="{'type': 'Feature', 'properties': {'name':'Qingdao','quantity':260129}, 'geometry': { 'type': 'Point', 'coordinates': [120.3189,36.0696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Qingdao','quantity':260129}, 'geometry': { 'type': 'Point', 'coordinates': [120.3189,36.0696] }}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253609</text:p>
          </table:table-cell>
          <table:table-cell table:style-name="ce1"/>
          <table:table-cell office:value-type="string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253609}, 'geometry': { 'type': 'Point', 'coordinates': [15.9207,38.4271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Gioia Tauro','quantity':253609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230860</text:p>
          </table:table-cell>
          <table:table-cell table:style-name="ce1"/>
          <table:table-cell office:value-type="string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230860}, 'geometry': { 'type': 'Point', 'coordinates': [-81.0980,31.9996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Savannah','quantity':230860}, 'geometry': { 'type': 'Point', 'coordinates': [-81.0980,31.9996] }}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string" table:style-name="ce2">
            <text:p>229200</text:p>
          </table:table-cell>
          <table:table-cell table:style-name="ce1"/>
          <table:table-cell office:value-type="string" table:style-name="ce1">
            <text:p>103.54571,1.3570015</text:p>
          </table:table-cell>
          <table:table-cell table:style-name="ce1"/>
          <table:table-cell office:value-type="string" office:string-value="{'type': 'Feature', 'properties': {'name':'Tanjong Pelepas','quantity':229200}, 'geometry': { 'type': 'Point', 'coordinates': [103.54571,1.3570015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Tanjong Pelepas','quantity':229200}, 'geometry': { 'type': 'Point', 'coordinates': [103.54571,1.3570015] }}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kikda</text:p>
          </table:table-cell>
          <table:table-cell office:value-type="string" table:style-name="ce1">
            <text:p>Algeria</text:p>
          </table:table-cell>
          <table:table-cell office:value-type="string" table:style-name="ce2">
            <text:p>224123</text:p>
          </table:table-cell>
          <table:table-cell table:style-name="ce1"/>
          <table:table-cell office:value-type="string" table:style-name="ce1">
            <text:p>6.89998164,36.8804219</text:p>
          </table:table-cell>
          <table:table-cell table:style-name="ce1"/>
          <table:table-cell office:value-type="string" office:string-value="{'type': 'Feature', 'properties': {'name':'Skikda','quantity':224123}, 'geometry': { 'type': 'Point', 'coordinates': [6.89998164,36.8804219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Skikda','quantity':224123}, 'geometry': { 'type': 'Point', 'coordinates': [6.89998164,36.8804219] }}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string" table:style-name="ce2">
            <text:p>224039</text:p>
          </table:table-cell>
          <table:table-cell table:style-name="ce1"/>
          <table:table-cell office:value-type="string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24039}, 'geometry': { 'type': 'Point', 'coordinates': [56.3709,25.3584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Khor al Fakkan','quantity':224039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rsaxlokk</text:p>
          </table:table-cell>
          <table:table-cell office:value-type="string" table:style-name="ce1">
            <text:p>Malta</text:p>
          </table:table-cell>
          <table:table-cell office:value-type="string" table:style-name="ce2">
            <text:p>222218</text:p>
          </table:table-cell>
          <table:table-cell table:style-name="ce1"/>
          <table:table-cell office:value-type="string" table:style-name="ce1">
            <text:p>14.5441482,35.8418502</text:p>
          </table:table-cell>
          <table:table-cell table:style-name="ce1"/>
          <table:table-cell office:value-type="string" office:string-value="{'type': 'Feature', 'properties': {'name':'Marsaxlokk','quantity':222218}, 'geometry': { 'type': 'Point', 'coordinates': [14.5441482,35.8418502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Marsaxlokk','quantity':222218}, 'geometry': { 'type': 'Point', 'coordinates': [14.5441482,35.8418502] }}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Ivory Coast</text:p>
          </table:table-cell>
          <table:table-cell office:value-type="string" table:style-name="ce2">
            <text:p>220835</text:p>
          </table:table-cell>
          <table:table-cell table:style-name="ce1"/>
          <table:table-cell office:value-type="string" table:style-name="ce1">
            <text:p>9.76998734,1.87000083</text:p>
          </table:table-cell>
          <table:table-cell table:style-name="ce1"/>
          <table:table-cell office:value-type="string" office:string-value="{'type': 'Feature', 'properties': {'name':'Abidjan','quantity':220835}, 'geometry': { 'type': 'Point', 'coordinates': [9.76998734,1.87000083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Abidjan','quantity':220835}, 'geometry': { 'type': 'Point', 'coordinates': [9.76998734,1.87000083] }}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Ras Lanuf</text:p>
          </table:table-cell>
          <table:table-cell office:value-type="string" table:style-name="ce1">
            <text:p>Lybia</text:p>
          </table:table-cell>
          <table:table-cell office:value-type="string" table:style-name="ce2">
            <text:p>218274</text:p>
          </table:table-cell>
          <table:table-cell table:style-name="ce1"/>
          <table:table-cell office:value-type="string" table:style-name="ce1">
            <text:p>18.41732,30.58686</text:p>
          </table:table-cell>
          <table:table-cell table:style-name="ce1"/>
          <table:table-cell office:value-type="string" office:string-value="{'type': 'Feature', 'properties': {'name':'Ras Lanuf','quantity':218274}, 'geometry': { 'type': 'Point', 'coordinates': [18.41732,30.58686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Ras Lanuf','quantity':218274}, 'geometry': { 'type': 'Point', 'coordinates': [18.41732,30.58686] }}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hekou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214089</text:p>
          </table:table-cell>
          <table:table-cell table:style-name="ce1"/>
          <table:table-cell office:value-type="string" table:style-name="ce1">
            <text:p>113.9161,22.4715</text:p>
          </table:table-cell>
          <table:table-cell table:style-name="ce1"/>
          <table:table-cell office:value-type="string" office:string-value="{'type': 'Feature', 'properties': {'name':'Shekou','quantity':214089}, 'geometry': { 'type': 'Point', 'coordinates': [113.9161,22.4715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Shekou','quantity':214089}, 'geometry': { 'type': 'Point', 'coordinates': [113.9161,22.4715] }}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Gela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208550</text:p>
          </table:table-cell>
          <table:table-cell table:style-name="ce1"/>
          <table:table-cell office:value-type="string" table:style-name="ce1">
            <text:p>14.25075,37.06659</text:p>
          </table:table-cell>
          <table:table-cell table:style-name="ce1"/>
          <table:table-cell office:value-type="string" office:string-value="{'type': 'Feature', 'properties': {'name':'Gela','quantity':208550}, 'geometry': { 'type': 'Point', 'coordinates': [14.25075,37.06659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Gela','quantity':208550}, 'geometry': { 'type': 'Point', 'coordinates': [14.25075,37.06659] }}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ilazzo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207742</text:p>
          </table:table-cell>
          <table:table-cell table:style-name="ce1"/>
          <table:table-cell office:value-type="string" table:style-name="ce1">
            <text:p>15.2734,38.2144</text:p>
          </table:table-cell>
          <table:table-cell table:style-name="ce1"/>
          <table:table-cell office:value-type="string" office:string-value="{'type': 'Feature', 'properties': {'name':'Milazzo','quantity':207742}, 'geometry': { 'type': 'Point', 'coordinates': [15.2734,38.2144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Milazzo','quantity':207742}, 'geometry': { 'type': 'Point', 'coordinates': [15.2734,38.2144] }}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string" table:style-name="ce2">
            <text:p>206941</text:p>
          </table:table-cell>
          <table:table-cell table:style-name="ce1"/>
          <table:table-cell office:value-type="string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206941}, 'geometry': { 'type': 'Point', 'coordinates': [-46.2900,-23.8643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Santos','quantity':206941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Tarragona</text:p>
          </table:table-cell>
          <table:table-cell office:value-type="string" table:style-name="ce1">
            <text:p>Spain</text:p>
          </table:table-cell>
          <table:table-cell office:value-type="string" table:style-name="ce2">
            <text:p>204613</text:p>
          </table:table-cell>
          <table:table-cell table:style-name="ce1"/>
          <table:table-cell office:value-type="string" table:style-name="ce1">
            <text:p>1.2546057,41.1172364</text:p>
          </table:table-cell>
          <table:table-cell table:style-name="ce1"/>
          <table:table-cell office:value-type="string" office:string-value="{'type': 'Feature', 'properties': {'name':'Tarragona','quantity':204613}, 'geometry': { 'type': 'Point', 'coordinates': [1.2546057,41.1172364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Tarragona','quantity':204613}, 'geometry': { 'type': 'Point', 'coordinates': [1.2546057,41.1172364] }}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Yantian Huangdong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193753</text:p>
          </table:table-cell>
          <table:table-cell table:style-name="ce1"/>
          <table:table-cell office:value-type="string" table:style-name="ce1">
            <text:p>114.2734,22.5863</text:p>
          </table:table-cell>
          <table:table-cell table:style-name="ce1"/>
          <table:table-cell office:value-type="string" office:string-value="{'type': 'Feature', 'properties': {'name':'Yantian Huangdong','quantity':193753}, 'geometry': { 'type': 'Point', 'coordinates': [114.2734,22.5863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Yantian Huangdong','quantity':193753}, 'geometry': { 'type': 'Point', 'coordinates': [114.2734,22.5863] }}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La Spezia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185696</text:p>
          </table:table-cell>
          <table:table-cell table:style-name="ce1"/>
          <table:table-cell office:value-type="string" table:style-name="ce1">
            <text:p>9.8282255,44.107033</text:p>
          </table:table-cell>
          <table:table-cell table:style-name="ce1"/>
          <table:table-cell office:value-type="string" office:string-value="{'type': 'Feature', 'properties': {'name':'La Spezia','quantity':185696}, 'geometry': { 'type': 'Point', 'coordinates': [9.8282255,44.107033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La Spezia','quantity':185696}, 'geometry': { 'type': 'Point', 'coordinates': [9.8282255,44.107033] }}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Spain</text:p>
          </table:table-cell>
          <table:table-cell office:value-type="string" table:style-name="ce2">
            <text:p>185274</text:p>
          </table:table-cell>
          <table:table-cell table:style-name="ce1"/>
          <table:table-cell office:value-type="string" table:style-name="ce1">
            <text:p>-15.4357,28.0514</text:p>
          </table:table-cell>
          <table:table-cell table:style-name="ce1"/>
          <table:table-cell office:value-type="string" office:string-value="{'type': 'Feature', 'properties': {'name':'Las Palmas','quantity':185274}, 'geometry': { 'type': 'Point', 'coordinates': [-15.4357,28.0514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Las Palmas','quantity':185274}, 'geometry': { 'type': 'Point', 'coordinates': [-15.4357,28.0514] }}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Jakarta, Java</text:p>
          </table:table-cell>
          <table:table-cell office:value-type="string" table:style-name="ce1">
            <text:p>Indonesia</text:p>
          </table:table-cell>
          <table:table-cell office:value-type="string" table:style-name="ce2">
            <text:p>184241</text:p>
          </table:table-cell>
          <table:table-cell table:style-name="ce1"/>
          <table:table-cell office:value-type="string" table:style-name="ce1">
            <text:p>106.827143,-6.1753167</text:p>
          </table:table-cell>
          <table:table-cell table:style-name="ce1"/>
          <table:table-cell office:value-type="string" office:string-value="{'type': 'Feature', 'properties': {'name':'Jakarta, Java','quantity':184241}, 'geometry': { 'type': 'Point', 'coordinates': [106.827143,-6.1753167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Jakarta, Java','quantity':184241}, 'geometry': { 'type': 'Point', 'coordinates': [106.827143,-6.1753167] }}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ersin, Icel</text:p>
          </table:table-cell>
          <table:table-cell office:value-type="string" table:style-name="ce1">
            <text:p>Turkey</text:p>
          </table:table-cell>
          <table:table-cell office:value-type="string" table:style-name="ce2">
            <text:p>176848</text:p>
          </table:table-cell>
          <table:table-cell table:style-name="ce1"/>
          <table:table-cell office:value-type="string" table:style-name="ce1">
            <text:p>34.630542,36.81275</text:p>
          </table:table-cell>
          <table:table-cell table:style-name="ce1"/>
          <table:table-cell office:value-type="string" office:string-value="{'type': 'Feature', 'properties': {'name':'Mersin, Icel','quantity':176848}, 'geometry': { 'type': 'Point', 'coordinates': [34.630542,36.81275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Mersin, Icel','quantity':176848}, 'geometry': { 'type': 'Point', 'coordinates': [34.630542,36.81275] }}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170846</text:p>
          </table:table-cell>
          <table:table-cell table:style-name="ce1"/>
          <table:table-cell office:value-type="string" table:style-name="ce1">
            <text:p>-74.1246,40.6993</text:p>
          </table:table-cell>
          <table:table-cell table:style-name="ce1"/>
          <table:table-cell office:value-type="string" office:string-value="{'type': 'Feature', 'properties': {'name':'Newark','quantity':170846}, 'geometry': { 'type': 'Point', 'coordinates': [-74.1246,40.6993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Newark','quantity':170846}, 'geometry': { 'type': 'Point', 'coordinates': [-74.1246,40.6993] }}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Kulevi</text:p>
          </table:table-cell>
          <table:table-cell office:value-type="string" table:style-name="ce1">
            <text:p>Georgia</text:p>
          </table:table-cell>
          <table:table-cell office:value-type="string" table:style-name="ce2">
            <text:p>167582</text:p>
          </table:table-cell>
          <table:table-cell table:style-name="ce1"/>
          <table:table-cell office:value-type="string" table:style-name="ce1">
            <text:p>42.2699,41.6578</text:p>
          </table:table-cell>
          <table:table-cell table:style-name="ce1"/>
          <table:table-cell office:value-type="string" office:string-value="{'type': 'Feature', 'properties': {'name':'Kulevi','quantity':167582}, 'geometry': { 'type': 'Point', 'coordinates': [42.2699,41.6578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Kulevi','quantity':167582}, 'geometry': { 'type': 'Point', 'coordinates': [42.2699,41.6578] }}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Karg Island</text:p>
          </table:table-cell>
          <table:table-cell office:value-type="string" table:style-name="ce1">
            <text:p>Iran</text:p>
          </table:table-cell>
          <table:table-cell office:value-type="string" table:style-name="ce2">
            <text:p>165397</text:p>
          </table:table-cell>
          <table:table-cell table:style-name="ce1"/>
          <table:table-cell office:value-type="string" table:style-name="ce1">
            <text:p>50.3270,29.2347</text:p>
          </table:table-cell>
          <table:table-cell table:style-name="ce1"/>
          <table:table-cell office:value-type="string" office:string-value="{'type': 'Feature', 'properties': {'name':'Karg Island','quantity':165397}, 'geometry': { 'type': 'Point', 'coordinates': [50.3270,29.2347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Karg Island','quantity':165397}, 'geometry': { 'type': 'Point', 'coordinates': [50.3270,29.2347] }}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Haifa</text:p>
          </table:table-cell>
          <table:table-cell office:value-type="string" table:style-name="ce1">
            <text:p>Israel</text:p>
          </table:table-cell>
          <table:table-cell office:value-type="string" table:style-name="ce2">
            <text:p>162636</text:p>
          </table:table-cell>
          <table:table-cell table:style-name="ce1"/>
          <table:table-cell office:value-type="string" table:style-name="ce1">
            <text:p>34.9983856,32.8191218</text:p>
          </table:table-cell>
          <table:table-cell table:style-name="ce1"/>
          <table:table-cell office:value-type="string" office:string-value="{'type': 'Feature', 'properties': {'name':'Haifa','quantity':162636}, 'geometry': { 'type': 'Point', 'coordinates': [34.9983856,32.8191218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Haifa','quantity':162636}, 'geometry': { 'type': 'Point', 'coordinates': [34.9983856,32.8191218] }}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162388</text:p>
          </table:table-cell>
          <table:table-cell table:style-name="ce1"/>
          <table:table-cell office:value-type="string" table:style-name="ce1">
            <text:p>15.2059,37.2240</text:p>
          </table:table-cell>
          <table:table-cell table:style-name="ce1"/>
          <table:table-cell office:value-type="string" office:string-value="{'type': 'Feature', 'properties': {'name':'Augusta','quantity':162388}, 'geometry': { 'type': 'Point', 'coordinates': [15.2059,37.2240] }}" table:formula="of:=CONCATENATE(&quot;{'type': 'Feature', 'properties': {'name':'&quot;;[.B64];&quot;','quantity':&quot;;[.D64];&quot;}, 'geometry': { 'type': 'Point', 'coordinates': [&quot;;[.F64];&quot;] }}&quot;)" table:style-name="ce1">
            <text:p>{'type': 'Feature', 'properties': {'name':'Augusta','quantity':162388}, 'geometry': { 'type': 'Point', 'coordinates': [15.2059,37.2240] }}</text:p>
          </table:table-cell>
          <table:table-cell table:number-columns-repeated="16376"/>
        </table:table-row>
        <table:table-row table:number-rows-repeated="1048512" table:style-name="ro2">
          <table:table-cell table:number-columns-repeated="16384"/>
        </table:table-row>
      </table:table>
      <table:table table:name="TEUS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8" table:number-columns-repeated="16376" table:default-cell-style-name="ce1"/>
        <table:table-row table:style-name="ro1">
          <table:table-cell table:style-name="ce1"/>
          <table:table-cell office:value-type="string" table:style-name="ce1">
            <text:p>CONTAINER TRAFFIC - TEU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1">
            <text:p>TEU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150140</text:p>
          </table:table-cell>
          <table:table-cell table:style-name="ce1"/>
          <table:table-cell office:value-type="string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150140}, 'geometry': { 'type': 'Point', 'coordinates': [121.4915,31.2246] }}" table:formula="of:=CONCATENATE(&quot;{'type': 'Feature', 'properties': {'name':'&quot;;[.B3];&quot;','quantity':&quot;;[.D3];&quot;}, 'geometry': { 'type': 'Point', 'coordinates': [&quot;;[.F3];&quot;] }}&quot;)" table:style-name="ce1">
            <text:p>{'type': 'Feature', 'properties': {'name':'Shanghai','quantity':150140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string" table:style-name="ce2">
            <text:p>77137</text:p>
          </table:table-cell>
          <table:table-cell table:style-name="ce1"/>
          <table:table-cell office:value-type="string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77137}, 'geometry': { 'type': 'Point', 'coordinates': [103.85283,1.29063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Singapore','quantity':77137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65894</text:p>
          </table:table-cell>
          <table:table-cell table:style-name="ce1"/>
          <table:table-cell office:value-type="string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65894}, 'geometry': { 'type': 'Point', 'coordinates': [9.0960,39.2204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Cagliari','quantity':65894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64315</text:p>
          </table:table-cell>
          <table:table-cell table:style-name="ce1"/>
          <table:table-cell office:value-type="string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4315}, 'geometry': { 'type': 'Point', 'coordinates': [114.1229,22.3434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Hong Kong','quantity':64315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52800</text:p>
          </table:table-cell>
          <table:table-cell table:style-name="ce1"/>
          <table:table-cell office:value-type="string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52800}, 'geometry': { 'type': 'Point', 'coordinates': [121.54988,29.87203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Ningbo','quantity':52800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string" table:style-name="ce2">
            <text:p>41861</text:p>
          </table:table-cell>
          <table:table-cell table:style-name="ce1"/>
          <table:table-cell office:value-type="string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41861}, 'geometry': { 'type': 'Point', 'coordinates': [39.16404,21.58222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Jeddah','quantity':41861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string" table:style-name="ce2">
            <text:p>33478</text:p>
          </table:table-cell>
          <table:table-cell table:style-name="ce1"/>
          <table:table-cell office:value-type="string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33478}, 'geometry': { 'type': 'Point', 'coordinates': [29.8944,31.1990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Alexandria','quantity':33478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33451</text:p>
          </table:table-cell>
          <table:table-cell table:style-name="ce1"/>
          <table:table-cell office:value-type="string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33451}, 'geometry': { 'type': 'Point', 'coordinates': [-73.9796,40.6979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New York','quantity':33451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usan</text:p>
          </table:table-cell>
          <table:table-cell office:value-type="string" table:style-name="ce1">
            <text:p>South Korea</text:p>
          </table:table-cell>
          <table:table-cell office:value-type="string" table:style-name="ce2">
            <text:p>31634</text:p>
          </table:table-cell>
          <table:table-cell table:style-name="ce1"/>
          <table:table-cell office:value-type="string" table:style-name="ce1">
            <text:p>129.0752365,35.179978</text:p>
          </table:table-cell>
          <table:table-cell table:style-name="ce1"/>
          <table:table-cell office:value-type="string" office:string-value="{'type': 'Feature', 'properties': {'name':'Pusan','quantity':31634}, 'geometry': { 'type': 'Point', 'coordinates': [129.0752365,35.179978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Pusan','quantity':31634}, 'geometry': { 'type': 'Point', 'coordinates': [129.0752365,35.179978] }}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Yantian Huangdong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28392</text:p>
          </table:table-cell>
          <table:table-cell table:style-name="ce1"/>
          <table:table-cell office:value-type="string" table:style-name="ce1">
            <text:p>114.2830,22.5841</text:p>
          </table:table-cell>
          <table:table-cell table:style-name="ce1"/>
          <table:table-cell office:value-type="string" office:string-value="{'type': 'Feature', 'properties': {'name':'Yantian Huangdong','quantity':28392}, 'geometry': { 'type': 'Point', 'coordinates': [114.2830,22.5841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Yantian Huangdong','quantity':28392}, 'geometry': { 'type': 'Point', 'coordinates': [114.2830,22.5841] }}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string" table:style-name="ce2">
            <text:p>28182</text:p>
          </table:table-cell>
          <table:table-cell table:style-name="ce1"/>
          <table:table-cell office:value-type="string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8182}, 'geometry': { 'type': 'Point', 'coordinates': [120.2893,22.6015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Kaohsiung','quantity':28182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string" table:style-name="ce2">
            <text:p>27893</text:p>
          </table:table-cell>
          <table:table-cell table:style-name="ce1"/>
          <table:table-cell office:value-type="string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27893}, 'geometry': { 'type': 'Point', 'coordinates': [101.3006,2.9410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Port Kelang','quantity':27893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Qingdao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27056</text:p>
          </table:table-cell>
          <table:table-cell table:style-name="ce1"/>
          <table:table-cell office:value-type="string" table:style-name="ce1">
            <text:p>120.3189,36.0696</text:p>
          </table:table-cell>
          <table:table-cell table:style-name="ce1"/>
          <table:table-cell office:value-type="string" office:string-value="{'type': 'Feature', 'properties': {'name':'Qingdao','quantity':27056}, 'geometry': { 'type': 'Point', 'coordinates': [120.3189,36.0696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Qingdao','quantity':27056}, 'geometry': { 'type': 'Point', 'coordinates': [120.3189,36.0696] }}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string" table:style-name="ce2">
            <text:p>26947</text:p>
          </table:table-cell>
          <table:table-cell table:style-name="ce1"/>
          <table:table-cell office:value-type="string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26947}, 'geometry': { 'type': 'Point', 'coordinates': [55.0687,24.9959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Jebel Ali','quantity':26947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string" table:style-name="ce2">
            <text:p>25543</text:p>
          </table:table-cell>
          <table:table-cell table:style-name="ce1"/>
          <table:table-cell office:value-type="string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5543}, 'geometry': { 'type': 'Point', 'coordinates': [-73.6554,45.5027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Montreal','quantity':25543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hekou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24697</text:p>
          </table:table-cell>
          <table:table-cell table:style-name="ce1"/>
          <table:table-cell office:value-type="string" table:style-name="ce1">
            <text:p>113.9161,22.4715</text:p>
          </table:table-cell>
          <table:table-cell table:style-name="ce1"/>
          <table:table-cell office:value-type="string" office:string-value="{'type': 'Feature', 'properties': {'name':'Shekou','quantity':24697}, 'geometry': { 'type': 'Point', 'coordinates': [113.9161,22.4715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Shekou','quantity':24697}, 'geometry': { 'type': 'Point', 'coordinates': [113.9161,22.4715] }}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unisia</text:p>
          </table:table-cell>
          <table:table-cell office:value-type="string" table:style-name="ce2">
            <text:p>24182</text:p>
          </table:table-cell>
          <table:table-cell table:style-name="ce1"/>
          <table:table-cell office:value-type="string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','quantity':24182}, 'geometry': { 'type': 'Point', 'coordinates': [10.18479,36.80011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Tunis','quantity':24182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string" table:style-name="ce2">
            <text:p>23574</text:p>
          </table:table-cell>
          <table:table-cell table:style-name="ce1"/>
          <table:table-cell office:value-type="string" table:style-name="ce1">
            <text:p>103.5541,1.3639</text:p>
          </table:table-cell>
          <table:table-cell table:style-name="ce1"/>
          <table:table-cell office:value-type="string" office:string-value="{'type': 'Feature', 'properties': {'name':'Tanjong Pelepas','quantity':23574}, 'geometry': { 'type': 'Point', 'coordinates': [103.5541,1.3639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Tanjong Pelepas','quantity':23574}, 'geometry': { 'type': 'Point', 'coordinates': [103.5541,1.3639] }}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22470</text:p>
          </table:table-cell>
          <table:table-cell table:style-name="ce1"/>
          <table:table-cell office:value-type="string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22470}, 'geometry': { 'type': 'Point', 'coordinates': [-81.0980,31.9996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Savannah','quantity':22470}, 'geometry': { 'type': 'Point', 'coordinates': [-81.0980,31.9996] }}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string" table:style-name="ce2">
            <text:p>22254</text:p>
          </table:table-cell>
          <table:table-cell table:style-name="ce1"/>
          <table:table-cell office:value-type="string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22254}, 'geometry': { 'type': 'Point', 'coordinates': [4.945595,43.4380714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Fos-sur-Mer','quantity':22254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21477</text:p>
          </table:table-cell>
          <table:table-cell table:style-name="ce1"/>
          <table:table-cell office:value-type="string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21477}, 'geometry': { 'type': 'Point', 'coordinates': [15.9207,38.4271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Gioia Tauro','quantity':21477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Jawaharlal Neru (Nhava Sheva)</text:p>
          </table:table-cell>
          <table:table-cell office:value-type="string" table:style-name="ce1">
            <text:p>India</text:p>
          </table:table-cell>
          <table:table-cell office:value-type="string" table:style-name="ce2">
            <text:p>21288</text:p>
          </table:table-cell>
          <table:table-cell table:style-name="ce1"/>
          <table:table-cell office:value-type="string" table:style-name="ce1">
            <text:p>72.9644,18.9629</text:p>
          </table:table-cell>
          <table:table-cell table:style-name="ce1"/>
          <table:table-cell office:value-type="string" office:string-value="{'type': 'Feature', 'properties': {'name':'Jawaharlal Neru (Nhava Sheva)','quantity':21288}, 'geometry': { 'type': 'Point', 'coordinates': [72.9644,18.9629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Jawaharlal Neru (Nhava Sheva)','quantity':21288}, 'geometry': { 'type': 'Point', 'coordinates': [72.9644,18.9629] }}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string" table:style-name="ce2">
            <text:p>20351</text:p>
          </table:table-cell>
          <table:table-cell table:style-name="ce1"/>
          <table:table-cell office:value-type="string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0351}, 'geometry': { 'type': 'Point', 'coordinates': [56.3709,25.3584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Khor al Fakkan','quantity':20351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orocco</text:p>
          </table:table-cell>
          <table:table-cell office:value-type="string" table:style-name="ce2">
            <text:p>17867</text:p>
          </table:table-cell>
          <table:table-cell table:style-name="ce1"/>
          <table:table-cell office:value-type="string" table:style-name="ce1">
            <text:p>-5.4972579,35.893452</text:p>
          </table:table-cell>
          <table:table-cell table:style-name="ce1"/>
          <table:table-cell office:value-type="string" office:string-value="{'type': 'Feature', 'properties': {'name':'Casablanca','quantity':17867}, 'geometry': { 'type': 'Point', 'coordinates': [-5.4972579,35.893452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Casablanca','quantity':17867}, 'geometry': { 'type': 'Point', 'coordinates': [-5.4972579,35.893452] }}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Haifa</text:p>
          </table:table-cell>
          <table:table-cell office:value-type="string" table:style-name="ce1">
            <text:p>Israel</text:p>
          </table:table-cell>
          <table:table-cell office:value-type="string" table:style-name="ce2">
            <text:p>17525</text:p>
          </table:table-cell>
          <table:table-cell table:style-name="ce1"/>
          <table:table-cell office:value-type="string" table:style-name="ce1">
            <text:p>34.9885,32.8184</text:p>
          </table:table-cell>
          <table:table-cell table:style-name="ce1"/>
          <table:table-cell office:value-type="string" office:string-value="{'type': 'Feature', 'properties': {'name':'Haifa','quantity':17525}, 'geometry': { 'type': 'Point', 'coordinates': [34.9885,32.8184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Haifa','quantity':17525}, 'geometry': { 'type': 'Point', 'coordinates': [34.9885,32.8184] }}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hiwan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17525</text:p>
          </table:table-cell>
          <table:table-cell table:style-name="ce1"/>
          <table:table-cell office:value-type="string" table:style-name="ce1">
            <text:p>113.8925745,22.4823134</text:p>
          </table:table-cell>
          <table:table-cell table:style-name="ce1"/>
          <table:table-cell office:value-type="string" office:string-value="{'type': 'Feature', 'properties': {'name':'Chiwan','quantity':17525}, 'geometry': { 'type': 'Point', 'coordinates': [113.8925745,22.4823134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Chiwan','quantity':17525}, 'geometry': { 'type': 'Point', 'coordinates': [113.8925745,22.4823134] }}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Algeria</text:p>
          </table:table-cell>
          <table:table-cell office:value-type="string" table:style-name="ce2">
            <text:p>16840</text:p>
          </table:table-cell>
          <table:table-cell table:style-name="ce1"/>
          <table:table-cell office:value-type="string" table:style-name="ce1">
            <text:p>3.0601,36.7753</text:p>
          </table:table-cell>
          <table:table-cell table:style-name="ce1"/>
          <table:table-cell office:value-type="string" office:string-value="{'type': 'Feature', 'properties': {'name':'Alger','quantity':16840}, 'geometry': { 'type': 'Point', 'coordinates': [3.0601,36.7753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Alger','quantity':16840}, 'geometry': { 'type': 'Point', 'coordinates': [3.0601,36.7753] }}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16391</text:p>
          </table:table-cell>
          <table:table-cell table:style-name="ce1"/>
          <table:table-cell office:value-type="string" table:style-name="ce1">
            <text:p>-74.1821,40.7310</text:p>
          </table:table-cell>
          <table:table-cell table:style-name="ce1"/>
          <table:table-cell office:value-type="string" office:string-value="{'type': 'Feature', 'properties': {'name':'Newark','quantity':16391}, 'geometry': { 'type': 'Point', 'coordinates': [-74.1821,40.7310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Newark','quantity':16391}, 'geometry': { 'type': 'Point', 'coordinates': [-74.1821,40.7310] }}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string" table:style-name="ce2">
            <text:p>15631</text:p>
          </table:table-cell>
          <table:table-cell table:style-name="ce1"/>
          <table:table-cell office:value-type="string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15631}, 'geometry': { 'type': 'Point', 'coordinates': [-46.2900,-23.8643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Santos','quantity':15631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Xiamen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15543</text:p>
          </table:table-cell>
          <table:table-cell table:style-name="ce1"/>
          <table:table-cell office:value-type="string" table:style-name="ce1">
            <text:p>118.1537,24.5029</text:p>
          </table:table-cell>
          <table:table-cell table:style-name="ce1"/>
          <table:table-cell office:value-type="string" office:string-value="{'type': 'Feature', 'properties': {'name':'Xiamen','quantity':15543}, 'geometry': { 'type': 'Point', 'coordinates': [118.1537,24.5029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Xiamen','quantity':15543}, 'geometry': { 'type': 'Point', 'coordinates': [118.1537,24.5029] }}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amietta</text:p>
          </table:table-cell>
          <table:table-cell office:value-type="string" table:style-name="ce1">
            <text:p>Egypt</text:p>
          </table:table-cell>
          <table:table-cell office:value-type="string" table:style-name="ce2">
            <text:p>14778</text:p>
          </table:table-cell>
          <table:table-cell table:style-name="ce1"/>
          <table:table-cell office:value-type="string" table:style-name="ce1">
            <text:p>31.82137,31.41674</text:p>
          </table:table-cell>
          <table:table-cell table:style-name="ce1"/>
          <table:table-cell office:value-type="string" office:string-value="{'type': 'Feature', 'properties': {'name':'Damietta','quantity':14778}, 'geometry': { 'type': 'Point', 'coordinates': [31.82137,31.41674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Damietta','quantity':14778}, 'geometry': { 'type': 'Point', 'coordinates': [31.82137,31.41674] }}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string" table:style-name="ce2">
            <text:p>14465</text:p>
          </table:table-cell>
          <table:table-cell table:style-name="ce1"/>
          <table:table-cell office:value-type="string" table:style-name="ce1">
            <text:p>28.9652,41.0096</text:p>
          </table:table-cell>
          <table:table-cell table:style-name="ce1"/>
          <table:table-cell office:value-type="string" office:string-value="{'type': 'Feature', 'properties': {'name':'Istanbul','quantity':14465}, 'geometry': { 'type': 'Point', 'coordinates': [28.9652,41.0096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Istanbul','quantity':14465}, 'geometry': { 'type': 'Point', 'coordinates': [28.9652,41.0096] }}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Spain</text:p>
          </table:table-cell>
          <table:table-cell office:value-type="string" table:style-name="ce2">
            <text:p>14139</text:p>
          </table:table-cell>
          <table:table-cell table:style-name="ce1"/>
          <table:table-cell office:value-type="string" table:style-name="ce1">
            <text:p>-0.3525,39.4228</text:p>
          </table:table-cell>
          <table:table-cell table:style-name="ce1"/>
          <table:table-cell office:value-type="string" office:string-value="{'type': 'Feature', 'properties': {'name':'Valencia','quantity':14139}, 'geometry': { 'type': 'Point', 'coordinates': [-0.3525,39.4228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Valencia','quantity':14139}, 'geometry': { 'type': 'Point', 'coordinates': [-0.3525,39.4228] }}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ort Said</text:p>
          </table:table-cell>
          <table:table-cell office:value-type="string" table:style-name="ce1">
            <text:p>Egypt</text:p>
          </table:table-cell>
          <table:table-cell office:value-type="string" table:style-name="ce2">
            <text:p>13918</text:p>
          </table:table-cell>
          <table:table-cell table:style-name="ce1"/>
          <table:table-cell office:value-type="string" table:style-name="ce1">
            <text:p>32.3192,31.2567</text:p>
          </table:table-cell>
          <table:table-cell table:style-name="ce1"/>
          <table:table-cell office:value-type="string" office:string-value="{'type': 'Feature', 'properties': {'name':'Port Said','quantity':13918}, 'geometry': { 'type': 'Point', 'coordinates': [32.3192,31.2567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Port Said','quantity':13918}, 'geometry': { 'type': 'Point', 'coordinates': [32.3192,31.2567] }}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orfolk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13623</text:p>
          </table:table-cell>
          <table:table-cell table:style-name="ce1"/>
          <table:table-cell office:value-type="string" table:style-name="ce1">
            <text:p>-76.1960,37.0127</text:p>
          </table:table-cell>
          <table:table-cell table:style-name="ce1"/>
          <table:table-cell office:value-type="string" office:string-value="{'type': 'Feature', 'properties': {'name':'Norfolk','quantity':13623}, 'geometry': { 'type': 'Point', 'coordinates': [-76.1960,37.0127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Norfolk','quantity':13623}, 'geometry': { 'type': 'Point', 'coordinates': [-76.1960,37.0127] }}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Tripoli</text:p>
          </table:table-cell>
          <table:table-cell office:value-type="string" table:style-name="ce1">
            <text:p>Libia</text:p>
          </table:table-cell>
          <table:table-cell office:value-type="string" table:style-name="ce2">
            <text:p>13576</text:p>
          </table:table-cell>
          <table:table-cell table:style-name="ce1"/>
          <table:table-cell office:value-type="string" table:style-name="ce3">
            <text:p>13.1800117,32.89250001</text:p>
          </table:table-cell>
          <table:table-cell table:style-name="ce1"/>
          <table:table-cell office:value-type="string" office:string-value="{'type': 'Feature', 'properties': {'name':'Tripoli','quantity':13576}, 'geometry': { 'type': 'Point', 'coordinates': [13.1800117,32.89250001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Tripoli','quantity':13576}, 'geometry': { 'type': 'Point', 'coordinates': [13.1800117,32.89250001] }}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Spain</text:p>
          </table:table-cell>
          <table:table-cell office:value-type="string" table:style-name="ce2">
            <text:p>13472</text:p>
          </table:table-cell>
          <table:table-cell table:style-name="ce1"/>
          <table:table-cell office:value-type="string" table:style-name="ce1">
            <text:p>-15.4357,28.0514</text:p>
          </table:table-cell>
          <table:table-cell table:style-name="ce1"/>
          <table:table-cell office:value-type="string" office:string-value="{'type': 'Feature', 'properties': {'name':'Las Palmas','quantity':13472}, 'geometry': { 'type': 'Point', 'coordinates': [-15.4357,28.0514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Las Palmas','quantity':13472}, 'geometry': { 'type': 'Point', 'coordinates': [-15.4357,28.0514] }}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13390</text:p>
          </table:table-cell>
          <table:table-cell table:style-name="ce1"/>
          <table:table-cell office:value-type="string" table:style-name="ce1">
            <text:p>14.2461,40.8529</text:p>
          </table:table-cell>
          <table:table-cell table:style-name="ce1"/>
          <table:table-cell office:value-type="string" office:string-value="{'type': 'Feature', 'properties': {'name':'Napoli','quantity':13390}, 'geometry': { 'type': 'Point', 'coordinates': [14.2461,40.8529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Napoli','quantity':13390}, 'geometry': { 'type': 'Point', 'coordinates': [14.2461,40.8529] }}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Veracruz</text:p>
          </table:table-cell>
          <table:table-cell office:value-type="string" table:style-name="ce1">
            <text:p>Mexico</text:p>
          </table:table-cell>
          <table:table-cell office:value-type="string" table:style-name="ce2">
            <text:p>13197</text:p>
          </table:table-cell>
          <table:table-cell table:style-name="ce1"/>
          <table:table-cell office:value-type="string" table:style-name="ce1">
            <text:p>-96.1242,19.2105</text:p>
          </table:table-cell>
          <table:table-cell table:style-name="ce1"/>
          <table:table-cell office:value-type="string" office:string-value="{'type': 'Feature', 'properties': {'name':'Veracruz','quantity':13197}, 'geometry': { 'type': 'Point', 'coordinates': [-96.1242,19.2105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Veracruz','quantity':13197}, 'geometry': { 'type': 'Point', 'coordinates': [-96.1242,19.2105] }}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string" table:style-name="ce2">
            <text:p>12865</text:p>
          </table:table-cell>
          <table:table-cell table:style-name="ce1"/>
          <table:table-cell office:value-type="string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12865}, 'geometry': { 'type': 'Point', 'coordinates': [2.1889,41.3996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Barcelona','quantity':12865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Gemlik</text:p>
          </table:table-cell>
          <table:table-cell office:value-type="string" table:style-name="ce1">
            <text:p>Turkey</text:p>
          </table:table-cell>
          <table:table-cell office:value-type="string" table:style-name="ce2">
            <text:p>12855</text:p>
          </table:table-cell>
          <table:table-cell table:style-name="ce1"/>
          <table:table-cell office:value-type="string" table:style-name="ce1">
            <text:p>29.15707,40.43017</text:p>
          </table:table-cell>
          <table:table-cell table:style-name="ce1"/>
          <table:table-cell office:value-type="string" office:string-value="{'type': 'Feature', 'properties': {'name':'Gemlik','quantity':12855}, 'geometry': { 'type': 'Point', 'coordinates': [29.15707,40.43017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Gemlik','quantity':12855}, 'geometry': { 'type': 'Point', 'coordinates': [29.15707,40.43017] }}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12683</text:p>
          </table:table-cell>
          <table:table-cell table:style-name="ce1"/>
          <table:table-cell office:value-type="string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12683}, 'geometry': { 'type': 'Point', 'coordinates': [-94.9171,29.7232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Houston','quantity':12683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arsaxlokk</text:p>
          </table:table-cell>
          <table:table-cell office:value-type="string" table:style-name="ce1">
            <text:p>Malta</text:p>
          </table:table-cell>
          <table:table-cell office:value-type="string" table:style-name="ce2">
            <text:p>11888</text:p>
          </table:table-cell>
          <table:table-cell table:style-name="ce1"/>
          <table:table-cell office:value-type="string" table:style-name="ce1">
            <text:p>14.5441482,35.8418502</text:p>
          </table:table-cell>
          <table:table-cell table:style-name="ce1"/>
          <table:table-cell office:value-type="string" office:string-value="{'type': 'Feature', 'properties': {'name':'Marsaxlokk','quantity':11888}, 'geometry': { 'type': 'Point', 'coordinates': [14.5441482,35.8418502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Marsaxlokk','quantity':11888}, 'geometry': { 'type': 'Point', 'coordinates': [14.5441482,35.8418502] }}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shdod</text:p>
          </table:table-cell>
          <table:table-cell office:value-type="string" table:style-name="ce1">
            <text:p>Israel</text:p>
          </table:table-cell>
          <table:table-cell office:value-type="string" table:style-name="ce2">
            <text:p>11136</text:p>
          </table:table-cell>
          <table:table-cell table:style-name="ce1"/>
          <table:table-cell office:value-type="string" table:style-name="ce1">
            <text:p>34.6601,31.8493</text:p>
          </table:table-cell>
          <table:table-cell table:style-name="ce1"/>
          <table:table-cell office:value-type="string" office:string-value="{'type': 'Feature', 'properties': {'name':'Ashdod','quantity':11136}, 'geometry': { 'type': 'Point', 'coordinates': [34.6601,31.8493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Ashdod','quantity':11136}, 'geometry': { 'type': 'Point', 'coordinates': [34.6601,31.8493] }}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string" table:style-name="ce2">
            <text:p>10948</text:p>
          </table:table-cell>
          <table:table-cell table:style-name="ce1"/>
          <table:table-cell office:value-type="string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10948}, 'geometry': { 'type': 'Point', 'coordinates': [14.5244,35.9180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Malta','quantity':10948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Salalah</text:p>
          </table:table-cell>
          <table:table-cell office:value-type="string" table:style-name="ce1">
            <text:p>Oman</text:p>
          </table:table-cell>
          <table:table-cell office:value-type="string" table:style-name="ce2">
            <text:p>10839</text:p>
          </table:table-cell>
          <table:table-cell table:style-name="ce1"/>
          <table:table-cell office:value-type="string" table:style-name="ce3">
            <text:p>54.0957066,17.0148202</text:p>
          </table:table-cell>
          <table:table-cell table:style-name="ce1"/>
          <table:table-cell office:value-type="string" office:string-value="{'type': 'Feature', 'properties': {'name':'Salalah','quantity':10839}, 'geometry': { 'type': 'Point', 'coordinates': [54.0957066,17.0148202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Salalah','quantity':10839}, 'geometry': { 'type': 'Point', 'coordinates': [54.0957066,17.0148202] }}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Ivory Coast</text:p>
          </table:table-cell>
          <table:table-cell office:value-type="string" table:style-name="ce2">
            <text:p>10711</text:p>
          </table:table-cell>
          <table:table-cell table:style-name="ce1"/>
          <table:table-cell office:value-type="string" table:style-name="ce1">
            <text:p>9.76998734,1.87000083</text:p>
          </table:table-cell>
          <table:table-cell table:style-name="ce1"/>
          <table:table-cell office:value-type="string" office:string-value="{'type': 'Feature', 'properties': {'name':'Abidjan','quantity':10711}, 'geometry': { 'type': 'Point', 'coordinates': [9.76998734,1.87000083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Abidjan','quantity':10711}, 'geometry': { 'type': 'Point', 'coordinates': [9.76998734,1.87000083] }}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United States of America</text:p>
          </table:table-cell>
          <table:table-cell office:value-type="string" table:style-name="ce2">
            <text:p>10289</text:p>
          </table:table-cell>
          <table:table-cell table:style-name="ce1"/>
          <table:table-cell office:value-type="string" table:style-name="ce1">
            <text:p>-118.2113,33.7673</text:p>
          </table:table-cell>
          <table:table-cell table:style-name="ce1"/>
          <table:table-cell office:value-type="string" office:string-value="{'type': 'Feature', 'properties': {'name':'Los Angeles','quantity':10289}, 'geometry': { 'type': 'Point', 'coordinates': [-118.2113,33.7673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Los Angeles','quantity':10289}, 'geometry': { 'type': 'Point', 'coordinates': [-118.2113,33.7673] }}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string" table:style-name="ce2">
            <text:p>10026</text:p>
          </table:table-cell>
          <table:table-cell table:style-name="ce1"/>
          <table:table-cell office:value-type="string" table:style-name="ce1">
            <text:p>-58.44598,-34.61287</text:p>
          </table:table-cell>
          <table:table-cell table:style-name="ce1"/>
          <table:table-cell office:value-type="string" office:string-value="{'type': 'Feature', 'properties': {'name':'Buenos Aires','quantity':10026}, 'geometry': { 'type': 'Point', 'coordinates': [-58.44598,-34.61287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Buenos Aires','quantity':10026}, 'geometry': { 'type': 'Point', 'coordinates': [-58.44598,-34.61287] }}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isurata</text:p>
          </table:table-cell>
          <table:table-cell office:value-type="string" table:style-name="ce1">
            <text:p>Libya</text:p>
          </table:table-cell>
          <table:table-cell office:value-type="string" table:style-name="ce2">
            <text:p>9926</text:p>
          </table:table-cell>
          <table:table-cell table:style-name="ce1"/>
          <table:table-cell office:value-type="string" table:style-name="ce3">
            <text:p>15.0999979,32.37997316</text:p>
          </table:table-cell>
          <table:table-cell table:style-name="ce1"/>
          <table:table-cell office:value-type="string" office:string-value="{'type': 'Feature', 'properties': {'name':'Misurata','quantity':9926}, 'geometry': { 'type': 'Point', 'coordinates': [15.0999979,32.37997316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Misurata','quantity':9926}, 'geometry': { 'type': 'Point', 'coordinates': [15.0999979,32.37997316] }}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string" table:style-name="ce2">
            <text:p>9536</text:p>
          </table:table-cell>
          <table:table-cell table:style-name="ce1"/>
          <table:table-cell office:value-type="string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9536}, 'geometry': { 'type': 'Point', 'coordinates': [10.3073,43.5457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Livorno','quantity':9536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Durban</text:p>
          </table:table-cell>
          <table:table-cell office:value-type="string" table:style-name="ce1">
            <text:p>South Africa</text:p>
          </table:table-cell>
          <table:table-cell office:value-type="string" table:style-name="ce2">
            <text:p>9533</text:p>
          </table:table-cell>
          <table:table-cell table:style-name="ce1"/>
          <table:table-cell office:value-type="string" table:style-name="ce1">
            <text:p>39.2663959,-6.7980667</text:p>
          </table:table-cell>
          <table:table-cell table:style-name="ce1"/>
          <table:table-cell office:value-type="string" office:string-value="{'type': 'Feature', 'properties': {'name':'Durban','quantity':9533}, 'geometry': { 'type': 'Point', 'coordinates': [39.2663959,-6.7980667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Durban','quantity':9533}, 'geometry': { 'type': 'Point', 'coordinates': [39.2663959,-6.7980667] }}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France</text:p>
          </table:table-cell>
          <table:table-cell office:value-type="string" table:style-name="ce2">
            <text:p>8853</text:p>
          </table:table-cell>
          <table:table-cell table:style-name="ce1"/>
          <table:table-cell office:value-type="string" table:style-name="ce1">
            <text:p>5.3560,43.3435</text:p>
          </table:table-cell>
          <table:table-cell table:style-name="ce1"/>
          <table:table-cell office:value-type="string" office:string-value="{'type': 'Feature', 'properties': {'name':'Marseille','quantity':8853}, 'geometry': { 'type': 'Point', 'coordinates': [5.3560,43.3435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Marseille','quantity':8853}, 'geometry': { 'type': 'Point', 'coordinates': [5.3560,43.3435] }}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Xingang</text:p>
          </table:table-cell>
          <table:table-cell office:value-type="string" table:style-name="ce1">
            <text:p>China</text:p>
          </table:table-cell>
          <table:table-cell office:value-type="string" table:style-name="ce2">
            <text:p>8677</text:p>
          </table:table-cell>
          <table:table-cell table:style-name="ce1"/>
          <table:table-cell office:value-type="string" table:style-name="ce4">
            <text:p>117.7433,38.9788</text:p>
          </table:table-cell>
          <table:table-cell table:style-name="ce1"/>
          <table:table-cell office:value-type="string" office:string-value="{'type': 'Feature', 'properties': {'name':'Xingang','quantity':8677}, 'geometry': { 'type': 'Point', 'coordinates': [117.7433,38.9788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Xingang','quantity':8677}, 'geometry': { 'type': 'Point', 'coordinates': [117.7433,38.9788] }}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Dakar</text:p>
          </table:table-cell>
          <table:table-cell office:value-type="string" table:style-name="ce1">
            <text:p>Senegal</text:p>
          </table:table-cell>
          <table:table-cell office:value-type="string" table:style-name="ce2">
            <text:p>8378</text:p>
          </table:table-cell>
          <table:table-cell table:style-name="ce1"/>
          <table:table-cell office:value-type="string" table:style-name="ce1">
            <text:p>-17.44703,14.69300</text:p>
          </table:table-cell>
          <table:table-cell table:style-name="ce1"/>
          <table:table-cell office:value-type="string" office:string-value="{'type': 'Feature', 'properties': {'name':'Dakar','quantity':8378}, 'geometry': { 'type': 'Point', 'coordinates': [-17.44703,14.69300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Dakar','quantity':8378}, 'geometry': { 'type': 'Point', 'coordinates': [-17.44703,14.69300] }}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assawa</text:p>
          </table:table-cell>
          <table:table-cell office:value-type="string" table:style-name="ce1">
            <text:p>Eritrea</text:p>
          </table:table-cell>
          <table:table-cell office:value-type="string" table:style-name="ce2">
            <text:p>8346</text:p>
          </table:table-cell>
          <table:table-cell table:style-name="ce1"/>
          <table:table-cell office:value-type="string" table:style-name="ce1">
            <text:p>38.698058,9.0352562</text:p>
          </table:table-cell>
          <table:table-cell table:style-name="ce1"/>
          <table:table-cell office:value-type="string" office:string-value="{'type': 'Feature', 'properties': {'name':'Massawa','quantity':8346}, 'geometry': { 'type': 'Point', 'coordinates': [38.698058,9.0352562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Massawa','quantity':8346}, 'geometry': { 'type': 'Point', 'coordinates': [38.698058,9.0352562] }}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ort Sudan</text:p>
          </table:table-cell>
          <table:table-cell office:value-type="string" table:style-name="ce1">
            <text:p>Sudan</text:p>
          </table:table-cell>
          <table:table-cell office:value-type="string" table:style-name="ce2">
            <text:p>8204</text:p>
          </table:table-cell>
          <table:table-cell table:style-name="ce1"/>
          <table:table-cell office:value-type="string" table:style-name="ce3">
            <text:p>28.0280638,-26.1680988</text:p>
          </table:table-cell>
          <table:table-cell table:style-name="ce1"/>
          <table:table-cell office:value-type="string" office:string-value="{'type': 'Feature', 'properties': {'name':'Port Sudan','quantity':8204}, 'geometry': { 'type': 'Point', 'coordinates': [28.0280638,-26.1680988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Port Sudan','quantity':8204}, 'geometry': { 'type': 'Point', 'coordinates': [28.0280638,-26.1680988] }}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ltamira</text:p>
          </table:table-cell>
          <table:table-cell office:value-type="string" table:style-name="ce1">
            <text:p>Mexico</text:p>
          </table:table-cell>
          <table:table-cell office:value-type="string" table:style-name="ce2">
            <text:p>8062</text:p>
          </table:table-cell>
          <table:table-cell table:style-name="ce1"/>
          <table:table-cell office:value-type="string" table:style-name="ce1">
            <text:p>-97.9299915,22.4061839</text:p>
          </table:table-cell>
          <table:table-cell table:style-name="ce1"/>
          <table:table-cell office:value-type="string" office:string-value="{'type': 'Feature', 'properties': {'name':'Altamira','quantity':8062}, 'geometry': { 'type': 'Point', 'coordinates': [-97.9299915,22.4061839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Altamira','quantity':8062}, 'geometry': { 'type': 'Point', 'coordinates': [-97.9299915,22.4061839] }}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Rades</text:p>
          </table:table-cell>
          <table:table-cell office:value-type="string" table:style-name="ce1">
            <text:p>Tunisia</text:p>
          </table:table-cell>
          <table:table-cell office:value-type="string" table:style-name="ce2">
            <text:p>7962</text:p>
          </table:table-cell>
          <table:table-cell table:style-name="ce1"/>
          <table:table-cell office:value-type="string" table:style-name="ce1">
            <text:p>10.2919,36.7924</text:p>
          </table:table-cell>
          <table:table-cell table:style-name="ce1"/>
          <table:table-cell office:value-type="string" office:string-value="{'type': 'Feature', 'properties': {'name':'Rades','quantity':7962}, 'geometry': { 'type': 'Point', 'coordinates': [10.2919,36.7924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Rades','quantity':7962}, 'geometry': { 'type': 'Point', 'coordinates': [10.2919,36.7924] }}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Damman</text:p>
          </table:table-cell>
          <table:table-cell office:value-type="string" table:style-name="ce1">
            <text:p>Saudi <text:s/>Arabia</text:p>
          </table:table-cell>
          <table:table-cell office:value-type="string" table:style-name="ce2">
            <text:p>7666</text:p>
          </table:table-cell>
          <table:table-cell table:style-name="ce1"/>
          <table:table-cell office:value-type="string" table:style-name="ce3">
            <text:p>50.1571,26.4740</text:p>
          </table:table-cell>
          <table:table-cell table:style-name="ce1"/>
          <table:table-cell office:value-type="string" office:string-value="{'type': 'Feature', 'properties': {'name':'Damman','quantity':7666}, 'geometry': { 'type': 'Point', 'coordinates': [50.1571,26.4740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Damman','quantity':7666}, 'geometry': { 'type': 'Point', 'coordinates': [50.1571,26.4740] }}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lgeciras</text:p>
          </table:table-cell>
          <table:table-cell office:value-type="string" table:style-name="ce1">
            <text:p>Spain</text:p>
          </table:table-cell>
          <table:table-cell office:value-type="string" table:style-name="ce2">
            <text:p>7642</text:p>
          </table:table-cell>
          <table:table-cell table:style-name="ce1"/>
          <table:table-cell office:value-type="string" table:style-name="ce1">
            <text:p>-5.4278,36.1386</text:p>
          </table:table-cell>
          <table:table-cell table:style-name="ce1"/>
          <table:table-cell office:value-type="string" office:string-value="{'type': 'Feature', 'properties': {'name':'Algeciras','quantity':7642}, 'geometry': { 'type': 'Point', 'coordinates': [-5.4278,36.1386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Algeciras','quantity':7642}, 'geometry': { 'type': 'Point', 'coordinates': [-5.4278,36.1386] }}</text:p>
          </table:table-cell>
          <table:table-cell table:number-columns-repeated="16376"/>
        </table:table-row>
        <table:table-row table:number-rows-repeated="104851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tefano Sabatini</dc:creator>
    <dc:date>2014-01-30T10:56:26Z</dc:date>
    <meta:editing-cycles>2</meta:editing-cycles>
    <meta:editing-duration>PT327S</meta:editing-duration>
  </office:meta>
</office:document-meta>
</file>